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8.958cm" fo:min-width="12.83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8.005cm" fo:min-width="2.04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3.878cm" fo:min-width="3.31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2.04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3.242cm" fo:min-width="3.31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537cm" fo:min-width="1.406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1.722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771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435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333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33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35cm" svg:height="9.208cm" svg:x="4.457cm" svg:y="3.8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8.255cm" svg:x="4.992cm" svg:y="4.492cm">
          <text:p text:style-name="P2">urls.p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8.255cm" svg:x="9.22cm" svg:y="4.492cm">
          <text:p text:style-name="P2">View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1cm" svg:height="4.128cm" svg:x="13.447cm" svg:y="4.492cm">
          <text:p text:style-name="P2">Model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2.54cm" svg:x="9.22cm" svg:y="4.492cm">
          <text:p text:style-name="P2">AP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.81cm" svg:height="3.492cm" svg:x="13.447cm" svg:y="9.255cm">
          <text:p text:style-name="P2">Template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905cm" svg:height="2.858cm" svg:x="18.545cm" svg:y="4.81cm">
          <text:p text:style-name="P2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1" draw:layer="layout" svg:width="2.222cm" svg:height="1.27cm" draw:transform="skewX (0.0015707963267949) rotate (0.0015707963267949) translate (1cm 7.985cm)">
          <text:p text:style-name="P2">Client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587cm" svg:height="0.318cm" svg:x="11.795cm" svg:y="6.06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1.587cm" svg:height="0.318cm" svg:x="11.795cm" svg:y="10.76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1.587cm" svg:height="0.318cm" svg:x="7.595cm" svg:y="8.56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1.167cm" svg:height="0.318cm" svg:x="17.295cm" svg:y="6.26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" draw:layer="layout" svg:width="0.952cm" svg:height="0.318cm" svg:x="3.44cm" svg:y="7.984cm">
          <text:p text:style-name="P2"/>
          <draw:enhanced-geometry svg:viewBox="0 0 21600 21600" draw:text-areas="0 ?f0 ?f5 ?f2" draw:mirror-vertical="false" draw:mirror-horizont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draw:layer="layout" svg:width="0.953cm" svg:height="0.318cm" draw:transform="rotate (-3.14159265358979) translate (4.375cm 9.35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3" draw:layer="layout" svg:width="2.686cm" svg:height="0.645cm" svg:x="1.921cm" svg:y="7.397cm">
          <draw:text-box>
            <text:p><text:span text:style-name="T1">HTTP request</text:span></text:p>
          </draw:text-box>
        </draw:frame>
        <draw:frame draw:style-name="gr12" draw:text-style-name="P3" draw:layer="layout" svg:width="2.962cm" svg:height="0.645cm" svg:x="1.695cm" svg:y="9.256cm">
          <draw:text-box>
            <text:p><text:span text:style-name="T1">HTTP respons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07:55:29.541805596</meta:creation-date>
    <dc:date>2023-09-11T08:15:44.091617281</dc:date>
    <meta:editing-duration>PT20M15S</meta:editing-duration>
    <meta:editing-cycles>1</meta:editing-cycles>
    <meta:document-statistic meta:object-count="16"/>
    <meta:generator>LibreOffice/7.4.7.2$Linux_X86_64 LibreOffice_project/40$Build-2</meta:generator>
  </office:meta>
</office:document-meta>
</file>